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1634f4" officeooo:paragraph-rsid="001634f4"/>
    </style:style>
    <style:style style:name="P2" style:family="paragraph" style:parent-style-name="Standard">
      <style:paragraph-properties fo:text-align="start" style:justify-single-word="false"/>
      <style:text-properties officeooo:rsid="001634f4" officeooo:paragraph-rsid="001634f4"/>
    </style:style>
    <style:style style:name="P3" style:family="paragraph" style:parent-style-name="Standard">
      <style:paragraph-properties fo:text-align="justify" style:justify-single-word="false"/>
      <style:text-properties officeooo:rsid="001634f4" officeooo:paragraph-rsid="001634f4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1634f4" officeooo:paragraph-rsid="001634f4" style:font-size-asian="12pt" style:font-size-complex="12pt"/>
    </style:style>
    <style:style style:name="T1" style:family="text">
      <style:text-properties officeooo:rsid="0017a575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officeooo:rsid="001984be"/>
    </style:style>
    <style:style style:name="T5" style:family="text">
      <style:text-properties officeooo:rsid="0019e624"/>
    </style:style>
    <style:style style:name="T6" style:family="text">
      <style:text-properties officeooo:rsid="001bc5b7"/>
    </style:style>
    <style:style style:name="T7" style:family="text">
      <style:text-properties officeooo:rsid="001bfdc9"/>
    </style:style>
    <style:style style:name="T8" style:family="text">
      <style:text-properties officeooo:rsid="001d3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Marcos Vinícius Gonçalves Piedade</text:p>
      <text:p text:style-name="P1">Curso: Informática para Internet</text:p>
      <text:p text:style-name="P1"/>
      <text:p text:style-name="P1"/>
      <text:p text:style-name="P4"><text:span text:style-name="T3">“A persistência do trabalho análogo à escravidão na atualidade</text:span><text:span text:style-name="T2">”</text:span> </text:p>
      <text:p text:style-name="P3"/>
      <text:p text:style-name="P3"><text:span text:style-name="T4"><text:tab/>No</text:span> filme “Corra!”,<text:span text:style-name="T1">J</text:span>ordan Peele,<text:span text:style-name="T4"> autor,</text:span><text:span text:style-name="T1"> </text:span><text:span text:style-name="T5">conta a</text:span><text:span text:style-name="T1"> história de um homem negro, na qual viaja com seu cônjuge para conhecer a família dela, e acaba tendo que lutar por sua liberdade e a de outros negros </text:span><text:span text:style-name="T6">que</text:span><text:span text:style-name="T1"> são forçados a trabalha de forma escrava. </text:span><text:span text:style-name="T4">No entanto,</text:span><text:span text:style-name="T6"> de forma lamentável,</text:span><text:span text:style-name="T5"> não muito diferente ao filme,</text:span><text:span text:style-name="T4"> </text:span><text:span text:style-name="T5">em muitos lugares o trabalho de forma análoga a escravidão ainda é vivenciada, por parte da população,</text:span><text:span text:style-name="T6"> perdurando</text:span><text:span text:style-name="T5"> por </text:span><text:span text:style-name="T6">bastante tempo. Observa-se assim que à permanência da atual situação, ocorre devido à </text:span><text:span text:style-name="T8">falta de conhecimento do trabalhador em relação a seus direitos e</text:span><text:span text:style-name="T5"> </text:span><text:span text:style-name="T6">em relação</text:span><text:span text:style-name="T5"> </text:span><text:span text:style-name="T6">a</text:span><text:span text:style-name="T5"> falta de </text:span><text:span text:style-name="T6">detrimento das leis que defendem e garantem os direitos dos trabalhadores.</text:span></text:p>
      <text:p text:style-name="P2"><text:tab/><text:span text:style-name="T6">Sob este viés,é necessário se atentar para a </text:span><text:span text:style-name="T7">falta ação governamental que contribui para a problemática. Nessa perspectiva, o artista, Bob Marley, assemelha a falta de conhecimento como a uma arvore sem raiz,</text:span><text:span text:style-name="T8">n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08:43:53.381000000</meta:creation-date>
    <dc:date>2024-09-17T10:43:18.648000000</dc:date>
    <meta:editing-duration>PT15M24S</meta:editing-duration>
    <meta:editing-cycles>1</meta:editing-cycles>
    <meta:document-statistic meta:table-count="0" meta:image-count="0" meta:object-count="0" meta:page-count="1" meta:paragraph-count="5" meta:word-count="164" meta:character-count="1021" meta:non-whitespace-character-count="859"/>
    <meta:generator>LibreOffice/24.2.5.2$Windows_X86_64 LibreOffice_project/bffef4ea93e59bebbeaf7f431bb02b1a39ee8a59</meta:generator>
  </office:meta>
</office:document-meta>
</file>